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112cm" fo:margin-left="4.51cm" table:align="left" style:writing-mode="lr-tb"/>
    </style:style>
    <style:style style:name="Таблица1.A" style:family="table-column">
      <style:table-column-properties style:column-width="2.519cm"/>
    </style:style>
    <style:style style:name="Таблица1.B" style:family="table-column">
      <style:table-column-properties style:column-width="3.59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margin-top="0cm" fo:margin-bottom="0cm" style:line-height-at-least="0.176cm"/>
    </style:style>
    <style:style style:name="P2" style:family="paragraph" style:parent-style-name="Standard">
      <style:paragraph-properties fo:margin-top="0cm" fo:margin-bottom="0cm" style:line-height-at-least="0.176cm"/>
      <style:text-properties fo:color="#ff0000" style:font-name="Cambria" fo:font-size="36pt" fo:language="ru" fo:country="RU" style:font-size-asian="36pt" style:font-size-complex="36pt"/>
    </style:style>
    <style:style style:name="P3" style:family="paragraph" style:parent-style-name="List_20_Paragraph">
      <style:paragraph-properties fo:margin-top="0cm" fo:margin-bottom="0cm" style:line-height-at-least="0.176cm" fo:background-color="#ffff00">
        <style:background-image/>
      </style:paragraph-properties>
    </style:style>
    <style:style style:name="P4" style:family="paragraph" style:parent-style-name="List_20_Paragraph">
      <style:paragraph-properties fo:margin-top="0cm" fo:margin-bottom="0cm" style:line-height-at-least="0.176cm" fo:background-color="#ffff00">
        <style:background-image/>
      </style:paragraph-properties>
      <style:text-properties style:font-name="Cambria" fo:font-size="12pt" fo:language="ru" fo:country="RU" style:font-size-asian="12pt" style:font-size-complex="12pt"/>
    </style:style>
    <style:style style:name="P5" style:family="paragraph" style:parent-style-name="Standard">
      <style:paragraph-properties fo:margin-top="0cm" fo:margin-bottom="0cm" style:line-height-at-least="0.176cm" fo:background-color="#ffff00">
        <style:background-image/>
      </style:paragraph-properties>
    </style:style>
    <style:style style:name="P6" style:family="paragraph" style:parent-style-name="List_20_Paragraph">
      <style:paragraph-properties fo:margin-top="0cm" fo:margin-bottom="0cm" style:line-height-at-least="0.176cm"/>
    </style:style>
    <style:style style:name="P7" style:family="paragraph" style:parent-style-name="Standard">
      <style:paragraph-properties fo:margin-top="0cm" fo:margin-bottom="0cm" style:line-height-at-least="0.176cm" fo:background-color="#ffffff">
        <style:background-image/>
      </style:paragraph-properties>
      <style:text-properties fo:color="#ff0000" style:font-name="Cambria" fo:font-size="36pt" fo:language="ru" fo:country="RU" fo:background-color="#ffffff" style:font-size-asian="36pt" style:font-size-complex="36pt"/>
    </style:style>
    <style:style style:name="P8" style:family="paragraph" style:parent-style-name="Standard">
      <style:paragraph-properties fo:margin-left="1.27cm" fo:margin-right="0cm" fo:margin-top="0cm" fo:margin-bottom="0cm" style:line-height-at-least="0.176cm" fo:text-indent="0cm" style:auto-text-indent="false" fo:background-color="#ffff00">
        <style:background-image/>
      </style:paragraph-properties>
    </style:style>
    <style:style style:name="P9" style:family="paragraph" style:parent-style-name="Standard">
      <style:paragraph-properties fo:margin-left="1.27cm" fo:margin-right="0cm" fo:margin-top="0cm" fo:margin-bottom="0cm" style:line-height-at-least="0.176cm" fo:text-align="center" style:justify-single-word="false" fo:text-indent="0cm" style:auto-text-indent="false" fo:background-color="#ffff00">
        <style:background-image/>
      </style:paragraph-properties>
    </style:style>
    <style:style style:name="P10" style:family="paragraph" style:parent-style-name="Standard">
      <style:paragraph-properties fo:margin-left="1.27cm" fo:margin-right="0cm" fo:margin-top="0cm" fo:margin-bottom="0cm" style:line-height-at-least="0.176cm" fo:text-indent="0cm" style:auto-text-indent="false" fo:background-color="#ffff00">
        <style:background-image/>
      </style:paragraph-properties>
      <style:text-properties style:font-name="Cambria" fo:font-size="12pt" style:font-size-asian="12pt" style:font-size-complex="12pt"/>
    </style:style>
    <style:style style:name="P11" style:family="paragraph" style:parent-style-name="Standard">
      <style:paragraph-properties fo:margin-left="0cm" fo:margin-right="0cm" fo:margin-top="0cm" fo:margin-bottom="0cm" style:line-height-at-least="0.176cm" fo:text-indent="1.27cm" style:auto-text-indent="false" fo:background-color="#ffff00">
        <style:background-image/>
      </style:paragraph-properties>
    </style:style>
    <style:style style:name="P12" style:family="paragraph" style:parent-style-name="Standard">
      <style:paragraph-properties fo:margin-left="0cm" fo:margin-right="0cm" fo:margin-top="0cm" fo:margin-bottom="0cm" style:line-height-at-least="0.176cm" fo:text-indent="1.27cm" style:auto-text-indent="false" fo:background-color="#ffff00">
        <style:background-image/>
      </style:paragraph-properties>
      <style:text-properties style:font-name="Cambria" fo:font-size="12pt" fo:language="ru" fo:country="RU" style:font-size-asian="12pt" style:font-size-complex="12pt"/>
    </style:style>
    <style:style style:name="P13" style:family="paragraph" style:parent-style-name="Standard">
      <style:paragraph-properties fo:margin-left="1.27cm" fo:margin-right="0cm" fo:margin-top="0cm" fo:margin-bottom="0cm" style:line-height-at-least="0.176cm" fo:text-indent="1.27cm" style:auto-text-indent="false" fo:background-color="#ffff00">
        <style:background-image/>
      </style:paragraph-properties>
      <style:text-properties style:font-name="Cambria" fo:font-size="12pt" fo:language="ru" fo:country="RU" style:font-size-asian="12pt" style:font-size-complex="12pt"/>
    </style:style>
    <style:style style:name="P14" style:family="paragraph" style:parent-style-name="Standard">
      <style:paragraph-properties fo:margin-left="1.27cm" fo:margin-right="0cm" fo:margin-top="0cm" fo:margin-bottom="0cm" style:line-height-at-least="0.176cm" fo:text-indent="1.27cm" style:auto-text-indent="false" fo:background-color="#ffff00">
        <style:background-image/>
      </style:paragraph-properties>
    </style:style>
    <style:style style:name="P15" style:family="paragraph" style:parent-style-name="Standard">
      <style:paragraph-properties fo:margin-left="0.635cm" fo:margin-right="0cm" fo:margin-top="0cm" fo:margin-bottom="0cm" style:line-height-at-least="0.176cm" fo:text-indent="0cm" style:auto-text-indent="false"/>
    </style:style>
    <style:style style:name="P16" style:family="paragraph" style:parent-style-name="Standard">
      <style:paragraph-properties fo:margin-left="0.635cm" fo:margin-right="0cm" fo:margin-top="0cm" fo:margin-bottom="0cm" style:line-height-at-least="0.176cm" fo:text-indent="0cm" style:auto-text-indent="false" fo:background-color="#ffff00">
        <style:background-image/>
      </style:paragraph-properties>
      <style:text-properties style:font-name="Cambria" fo:font-size="12pt" fo:language="ru" fo:country="RU" style:font-size-asian="12pt" style:font-size-complex="12pt"/>
    </style:style>
    <style:style style:name="P17" style:family="paragraph" style:parent-style-name="Standard">
      <style:paragraph-properties fo:margin-top="0cm" fo:margin-bottom="0.353cm" fo:background-color="#ffff00">
        <style:background-image/>
      </style:paragraph-properties>
      <style:text-properties style:font-name="Cambria" fo:font-size="12pt" fo:language="ru" fo:country="RU" fo:background-color="#ffff00" style:font-size-asian="12pt" style:font-size-complex="12pt"/>
    </style:style>
    <style:style style:name="P18" style:family="paragraph" style:parent-style-name="Standard">
      <style:paragraph-properties fo:margin-top="0cm" fo:margin-bottom="0.353cm" fo:background-color="#ffff00">
        <style:background-image/>
      </style:paragraph-properties>
      <style:text-properties style:font-name="Cambria" fo:font-size="12pt" fo:background-color="#ffff00" style:font-size-asian="12pt" style:font-size-complex="12pt"/>
    </style:style>
    <style:style style:name="P19" style:family="paragraph" style:parent-style-name="Standard">
      <style:paragraph-properties fo:margin-left="2.54cm" fo:margin-right="0cm" fo:margin-top="0cm" fo:margin-bottom="0cm" style:line-height-at-least="0.176cm" fo:text-indent="0cm" style:auto-text-indent="false" fo:background-color="#ffff00">
        <style:background-image/>
      </style:paragraph-properties>
    </style:style>
    <style:style style:name="P20" style:family="paragraph" style:parent-style-name="Standard">
      <style:paragraph-properties fo:margin-left="0.635cm" fo:margin-right="0cm" fo:margin-top="0cm" fo:margin-bottom="0cm" style:line-height-at-least="0.176cm" fo:text-indent="0.635cm" style:auto-text-indent="false" fo:background-color="#ffff00">
        <style:background-image/>
      </style:paragraph-properties>
      <style:text-properties style:font-name="Cambria" fo:font-size="12pt" fo:language="ru" fo:country="RU" style:font-size-asian="12pt" style:font-size-complex="12pt"/>
    </style:style>
    <style:style style:name="P21" style:family="paragraph" style:parent-style-name="Standard" style:master-page-name="Standard">
      <style:paragraph-properties fo:margin-top="0cm" fo:margin-bottom="0cm" style:line-height-at-least="0.176cm" style:page-number="auto"/>
      <style:text-properties fo:color="#ff0000" style:font-name="Cambria" fo:font-size="36pt" fo:language="ru" fo:country="RU" style:font-size-asian="36pt" style:font-size-complex="36pt"/>
    </style:style>
    <style:style style:name="P22" style:family="paragraph" style:parent-style-name="List_20_Paragraph" style:list-style-name="WWNum1">
      <style:paragraph-properties fo:margin-top="0cm" fo:margin-bottom="0cm" style:line-height-at-least="0.176cm" fo:background-color="#ffff00">
        <style:background-image/>
      </style:paragraph-properties>
      <style:text-properties style:font-name="Cambria" fo:font-size="12pt" fo:language="ru" fo:country="RU" fo:background-color="#ffff00" style:font-size-asian="12pt" style:font-size-complex="12pt"/>
    </style:style>
    <style:style style:name="P23" style:family="paragraph" style:parent-style-name="List_20_Paragraph" style:list-style-name="WWNum3">
      <style:paragraph-properties fo:margin-top="0cm" fo:margin-bottom="0cm" style:line-height-at-least="0.176cm" fo:background-color="#ffff00">
        <style:background-image/>
      </style:paragraph-properties>
      <style:text-properties style:font-name="Cambria" fo:font-size="12pt" fo:language="ru" fo:country="RU" style:font-size-asian="12pt" style:font-size-complex="12pt"/>
    </style:style>
    <style:style style:name="P24" style:family="paragraph" style:parent-style-name="List_20_Paragraph" style:list-style-name="WWNum2">
      <style:paragraph-properties fo:margin-top="0cm" fo:margin-bottom="0cm" style:line-height-at-least="0.176cm" fo:background-color="#ffff00">
        <style:background-image/>
      </style:paragraph-properties>
      <style:text-properties style:font-name="Cambria" fo:font-size="12pt" fo:language="ru" fo:country="RU" style:font-size-asian="12pt" style:font-size-complex="12pt"/>
    </style:style>
    <style:style style:name="P25" style:family="paragraph" style:parent-style-name="List_20_Paragraph" style:list-style-name="WWNum5">
      <style:paragraph-properties fo:margin-top="0cm" fo:margin-bottom="0cm" style:line-height-at-least="0.176cm" fo:background-color="#ffff00">
        <style:background-image/>
      </style:paragraph-properties>
      <style:text-properties style:font-name="Cambria" fo:font-size="12pt" fo:language="ru" fo:country="RU" style:font-size-asian="12pt" style:font-size-complex="12pt"/>
    </style:style>
    <style:style style:name="P26" style:family="paragraph" style:parent-style-name="List_20_Paragraph" style:list-style-name="WWNum4">
      <style:paragraph-properties fo:margin-top="0cm" fo:margin-bottom="0cm" style:line-height-at-least="0.176cm" fo:background-color="#ffff00">
        <style:background-image/>
      </style:paragraph-properties>
      <style:text-properties style:font-name="Cambria" fo:font-size="12pt" fo:language="ru" fo:country="RU" style:font-size-asian="12pt" style:font-size-complex="12pt"/>
    </style:style>
    <style:style style:name="P27" style:family="paragraph" style:parent-style-name="List_20_Paragraph" style:list-style-name="WWNum1">
      <style:paragraph-properties fo:margin-top="0cm" fo:margin-bottom="0cm" style:line-height-at-least="0.176cm" fo:background-color="#ffff00">
        <style:background-image/>
      </style:paragraph-properties>
    </style:style>
    <style:style style:name="P28" style:family="paragraph" style:parent-style-name="List_20_Paragraph" style:list-style-name="WWNum3">
      <style:paragraph-properties fo:margin-top="0cm" fo:margin-bottom="0cm" style:line-height-at-least="0.176cm" fo:background-color="#ffff00">
        <style:background-image/>
      </style:paragraph-properties>
    </style:style>
    <style:style style:name="P29" style:family="paragraph" style:parent-style-name="List_20_Paragraph" style:list-style-name="WWNum2">
      <style:paragraph-properties fo:margin-top="0cm" fo:margin-bottom="0cm" style:line-height-at-least="0.176cm" fo:background-color="#ffff00">
        <style:background-image/>
      </style:paragraph-properties>
    </style:style>
    <style:style style:name="P30" style:family="paragraph" style:parent-style-name="List_20_Paragraph" style:list-style-name="WWNum5">
      <style:paragraph-properties fo:margin-top="0cm" fo:margin-bottom="0cm" style:line-height-at-least="0.176cm" fo:background-color="#ffff00">
        <style:background-image/>
      </style:paragraph-properties>
    </style:style>
    <style:style style:name="P31" style:family="paragraph" style:parent-style-name="List_20_Paragraph" style:list-style-name="WWNum4">
      <style:paragraph-properties fo:margin-top="0cm" fo:margin-bottom="0cm" style:line-height-at-least="0.176cm" fo:background-color="#ffff00">
        <style:background-image/>
      </style:paragraph-properties>
    </style:style>
    <style:style style:name="P32" style:family="paragraph" style:parent-style-name="List_20_Paragraph" style:list-style-name="WWNum1">
      <style:paragraph-properties fo:margin-top="0cm" fo:margin-bottom="0cm" style:line-height-at-least="0.176cm" fo:background-color="#ffff00">
        <style:background-image/>
      </style:paragraph-properties>
      <style:text-properties fo:color="#000000" style:font-name="Cambria" fo:font-size="12pt" fo:language="ru" fo:country="RU" fo:background-color="#ffff00" style:font-size-asian="12pt" style:font-name-complex="Arial1" style:font-size-complex="12pt"/>
    </style:style>
    <style:style style:name="P33" style:family="paragraph" style:parent-style-name="List_20_Paragraph" style:list-style-name="WWNum3">
      <style:paragraph-properties fo:margin-top="0cm" fo:margin-bottom="0cm" style:line-height-at-least="0.176cm" fo:background-color="#ffff00">
        <style:background-image/>
      </style:paragraph-properties>
      <style:text-properties fo:color="#000000" style:font-name="Cambria" fo:font-size="12pt" fo:language="ru" fo:country="RU" style:font-name-asian="Times New Roman1" style:font-size-asian="12pt" style:font-name-complex="Arial1" style:font-size-complex="12pt"/>
    </style:style>
    <style:style style:name="P34" style:family="paragraph" style:parent-style-name="List_20_Paragraph" style:list-style-name="WWNum3">
      <style:paragraph-properties fo:margin-top="0cm" fo:margin-bottom="0cm" style:line-height-at-least="0.176cm" fo:background-color="#ffff00">
        <style:background-image/>
      </style:paragraph-properties>
      <style:text-properties fo:background-color="transparent"/>
    </style:style>
    <style:style style:name="P35" style:family="paragraph" style:parent-style-name="List_20_Paragraph" style:list-style-name="WWNum1">
      <style:paragraph-properties fo:margin-top="0cm" fo:margin-bottom="0cm" style:line-height-at-least="0.176cm" fo:background-color="#33cc66">
        <style:background-image/>
      </style:paragraph-properties>
      <style:text-properties style:font-name="Cambria" fo:font-size="12pt" fo:language="ru" fo:country="RU" fo:background-color="transparent" style:font-size-asian="12pt" style:font-size-complex="12pt"/>
    </style:style>
    <style:style style:name="T1" style:family="text">
      <style:text-properties style:font-name="Cambria" fo:font-size="12pt" fo:language="ru" fo:country="RU" fo:background-color="#ffff00" style:font-size-asian="12pt" style:font-size-complex="12pt"/>
    </style:style>
    <style:style style:name="T2" style:family="text">
      <style:text-properties style:font-name="Cambria" fo:font-size="12pt" fo:language="ru" fo:country="RU" style:font-size-asian="12pt" style:font-size-complex="12pt"/>
    </style:style>
    <style:style style:name="T3" style:family="text">
      <style:text-properties style:font-name="Cambria" fo:font-size="12pt" style:font-size-asian="12pt" style:font-size-complex="12pt"/>
    </style:style>
    <style:style style:name="T4" style:family="text">
      <style:text-properties fo:color="#000000" style:font-name="Cambria" fo:font-size="12pt" fo:language="ru" fo:country="RU" fo:background-color="#ffff00" style:font-size-asian="12pt" style:font-name-complex="Arial1" style:font-size-complex="12pt"/>
    </style:style>
    <style:style style:name="T5" style:family="text">
      <style:text-properties fo:color="#000000" style:font-name="Cambria" fo:font-size="12pt" fo:language="ru" fo:country="RU" style:font-name-asian="Times New Roman1" style:font-size-asian="12pt" style:font-name-complex="Arial1" style:font-size-complex="12pt"/>
    </style:style>
    <style:style style:name="T6" style:family="text">
      <style:text-properties fo:color="#000000" style:font-name="Cambria" fo:font-size="12pt" fo:language="ru" fo:country="RU" fo:background-color="#00ff00" style:font-name-asian="Times New Roman1" style:font-size-asian="12pt" style:font-name-complex="Arial1" style:font-size-complex="12pt"/>
    </style:style>
    <style:style style:name="T7" style:family="text">
      <style:text-properties fo:color="#000000" style:font-name="Cambria" fo:font-size="12pt" style:font-name-asian="Times New Roman1" style:font-size-asian="12pt" style:font-name-complex="Arial1" style:font-size-complex="12pt"/>
    </style:style>
    <style:style style:name="T8" style:family="text">
      <style:text-properties fo:background-color="#00ff00"/>
    </style:style>
    <style:style style:name="T9" style:family="text">
      <style:text-properties fo:color="#b84747" style:font-name="Cambria" fo:font-size="12pt" fo:language="ru" fo:country="RU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Условные операторы</text:p>
      <text:list xml:id="list1322422220" text:style-name="WWNum1">
        <text:list-item>
          <text:p text:style-name="P35">Найти наибольшее значение из двух переменных, трех, четырех, описать общий принцип для большего числа </text:p>
        </text:list-item>
        <text:list-item>
          <text:p text:style-name="P22">Если а – четное посчитать <text:s/>а*б, иначе а+б</text:p>
        </text:list-item>
        <text:list-item>
          <text:p text:style-name="P22">Определить какой четверти принадлежит точка с координатами (х,у)</text:p>
        </text:list-item>
        <text:list-item>
          <text:p text:style-name="P22">Найти суммы только положительных из трех чисел</text:p>
        </text:list-item>
        <text:list-item>
          <text:p text:style-name="P27"><text:span text:style-name="T1">Посчитать выражение </text:span><text:bookmark text:name="__DdeLink__278_677355665"/><text:span text:style-name="T1">макс(а*б*с, <text:s/>а+б+с)+3</text:span></text:p>
        </text:list-item>
        <text:list-item>
          <text:p text:style-name="P22"><text:bookmark text:name="__DdeLink__280_677355665"/>Есть два конверта со сторонами (а,б) и (с,д) определить, можно ли один конверт вложить в другой</text:p>
        </text:list-item>
        <text:list-item>
          <text:p text:style-name="P27"><text:bookmark-start text:name="__DdeLink__282_677355665"/><text:span text:style-name="T1">Отсортировать значения двух, трех, четырех переменных используя только </text:span><text:bookmark-end text:name="__DdeLink__282_677355665"/><text:span text:style-name="T4">условные операторы</text:span></text:p>
        </text:list-item>
        <text:list-item>
          <text:p text:style-name="P32">Написать программу определения оценки студента по его рейтингу, на основе следующих правил:</text:p>
        </text:list-item>
      </text:list>
      <text:p text:style-name="P3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7">рейтинг</text:p>
          </table:table-cell>
          <table:table-cell table:style-name="Таблица1.A1" office:value-type="string">
            <text:p text:style-name="P17">Оценка</text:p>
          </table:table-cell>
        </table:table-row>
        <table:table-row table:style-name="Таблица1.1">
          <table:table-cell table:style-name="Таблица1.A1" office:value-type="string">
            <text:p text:style-name="P17">0-19</text:p>
          </table:table-cell>
          <table:table-cell table:style-name="Таблица1.A1" office:value-type="string">
            <text:p text:style-name="P18">F</text:p>
          </table:table-cell>
        </table:table-row>
        <table:table-row table:style-name="Таблица1.1">
          <table:table-cell table:style-name="Таблица1.A1" office:value-type="string">
            <text:p text:style-name="P17">20-39</text:p>
          </table:table-cell>
          <table:table-cell table:style-name="Таблица1.A1" office:value-type="string">
            <text:p text:style-name="P18">E</text:p>
          </table:table-cell>
        </table:table-row>
        <table:table-row table:style-name="Таблица1.1">
          <table:table-cell table:style-name="Таблица1.A1" office:value-type="string">
            <text:p text:style-name="P17">40-59</text:p>
          </table:table-cell>
          <table:table-cell table:style-name="Таблица1.A1" office:value-type="string">
            <text:p text:style-name="P18">D</text:p>
          </table:table-cell>
        </table:table-row>
        <table:table-row table:style-name="Таблица1.1">
          <table:table-cell table:style-name="Таблица1.A1" office:value-type="string">
            <text:p text:style-name="P17">60-74</text:p>
          </table:table-cell>
          <table:table-cell table:style-name="Таблица1.A1" office:value-type="string">
            <text:p text:style-name="P18">C</text:p>
          </table:table-cell>
        </table:table-row>
        <table:table-row table:style-name="Таблица1.1">
          <table:table-cell table:style-name="Таблица1.A1" office:value-type="string">
            <text:p text:style-name="P17">75-89</text:p>
          </table:table-cell>
          <table:table-cell table:style-name="Таблица1.A1" office:value-type="string">
            <text:p text:style-name="P18">B</text:p>
          </table:table-cell>
        </table:table-row>
        <table:table-row table:style-name="Таблица1.1">
          <table:table-cell table:style-name="Таблица1.A1" office:value-type="string">
            <text:p text:style-name="P17">90-100</text:p>
          </table:table-cell>
          <table:table-cell table:style-name="Таблица1.A1" office:value-type="string">
            <text:p text:style-name="P18">A</text:p>
          </table:table-cell>
        </table:table-row>
      </table:table>
      <text:p text:style-name="P3"/>
      <text:list xml:id="list242024580" text:continue-numbering="true" text:style-name="WWNum1">
        <text:list-item>
          <text:p text:style-name="P27"><text:span text:style-name="T2">Проанализируйте следующий фрагмент кода. Какой результат будет при </text:span><text:span text:style-name="T3">a</text:span><text:span text:style-name="T2"> =2 и </text:span><text:span text:style-name="T3">b</text:span><text:span text:style-name="T2">= 4?</text:span></text:p>
        </text:list-item>
      </text:list>
      <text:p text:style-name="P10">if (a == 2)</text:p>
      <text:p text:style-name="P10">if (b== 4)</text:p>
      <text:p text:style-name="P10">System.out.print(”1”);</text:p>
      <text:p text:style-name="P10">else</text:p>
      <text:p text:style-name="P10">System.out.print(”2”);</text:p>
      <text:p text:style-name="P10">System.out.print(”3”);</text:p>
      <text:p text:style-name="P8"><text:bookmark-start text:name="__DdeLink__284_677355665"/><text:span text:style-name="T3">System</text:span><text:span text:style-name="T2">.</text:span><text:span text:style-name="T3">out</text:span><text:span text:style-name="T2">.</text:span><text:span text:style-name="T3">print</text:span><text:bookmark-end text:name="__DdeLink__284_677355665"/><text:span text:style-name="T2">(”4”);</text:span></text:p>
      <text:p text:style-name="P12">Путем минимальных изменений модифицируйте код <text:s/>таким образом, чтобы на экране было напечатано </text:p>
      <text:list xml:id="list653424143" text:continue-numbering="true" text:style-name="WWNum1">
        <text:list-item>
          <text:list>
            <text:list-item>
              <text:p text:style-name="P27"><text:span text:style-name="T2">134 (при </text:span><text:span text:style-name="T3">a</text:span><text:span text:style-name="T2"> =2 и </text:span><text:span text:style-name="T3">b</text:span><text:span text:style-name="T2">= 4)</text:span></text:p>
            </text:list-item>
            <text:list-item>
              <text:p text:style-name="P27"><text:span text:style-name="T2">4 <text:s/>(при </text:span><text:span text:style-name="T3">a</text:span><text:span text:style-name="T2"> =2 и </text:span><text:span text:style-name="T3">b</text:span><text:span text:style-name="T2">= 44)</text:span></text:p>
            </text:list-item>
            <text:list-item>
              <text:p text:style-name="P27"><text:span text:style-name="T2">14 (при </text:span><text:span text:style-name="T3">a</text:span><text:span text:style-name="T2"> =2 и </text:span><text:span text:style-name="T3">b</text:span><text:span text:style-name="T2">= 4)</text:span></text:p>
            </text:list-item>
            <text:list-item>
              <text:p text:style-name="P27"><text:span text:style-name="T2">1 (при </text:span><text:span text:style-name="T3">a</text:span><text:span text:style-name="T2"> =2 и </text:span><text:span text:style-name="T3">b</text:span><text:span text:style-name="T2">= 4)</text:span></text:p>
            </text:list-item>
          </text:list>
        </text:list-item>
      </text:list>
      <text:p text:style-name="P1"/>
      <text:p text:style-name="P7">Циклы</text:p>
      <text:list xml:id="list989428209" text:style-name="WWNum3">
        <text:list-item>
          <text:p text:style-name="P33">чем ошибочна следующая запись?</text:p>
        </text:list-item>
      </text:list>
      <text:p text:style-name="P11"><text:span text:style-name="T7">while</text:span><text:span text:style-name="T5"> (</text:span><text:span text:style-name="T7">i</text:span><text:span text:style-name="T5"> &gt; 0) </text:span><text:span text:style-name="T7">sum</text:span><text:span text:style-name="T5"> += </text:span><text:span text:style-name="T7">i</text:span><text:span text:style-name="T5">; - </text:span><text:span text:style-name="T6">бесконечный цикл</text:span></text:p>
      <text:list xml:id="list1469320246" text:continue-numbering="true" text:style-name="WWNum3">
        <text:list-item>
          <text:p text:style-name="P33"><text:soft-page-break/><text:s/>найти сумму четных чисел и их количество в диапазоне от 1 до 99</text:p>
        </text:list-item>
        <text:list-item>
          <text:p text:style-name="P23">Проверить простое ли число? (число называется простым, если оно делится только само на себя и на 1)</text:p>
        </text:list-item>
        <text:list-item>
          <text:p text:style-name="P23">Вывести на экран квадрат, со стороной а</text:p>
        </text:list-item>
      </text:list>
      <text:p text:style-name="P13">*****</text:p>
      <text:p text:style-name="P13">* <text:s text:c="7"/>*</text:p>
      <text:p text:style-name="P13">* <text:s text:c="7"/>*</text:p>
      <text:p text:style-name="P13">* <text:s text:c="7"/>*</text:p>
      <text:p text:style-name="P13">*****</text:p>
      <text:list xml:id="list1290966856" text:continue-numbering="true" text:style-name="WWNum3">
        <text:list-item>
          <text:p text:style-name="P23">Вывести шахматную доску с заданными размерами, по принципу:</text:p>
        </text:list-item>
      </text:list>
      <text:p text:style-name="P13">* <text:s text:c="2"/>* <text:s/>* <text:s/>* <text:s/>* <text:s/>*</text:p>
      <text:p text:style-name="P13"><text:s text:c="3"/>* <text:s/>* <text:s/>* <text:s/>* <text:s/>* <text:s/>* <text:s/></text:p>
      <text:p text:style-name="P13">* <text:s/>* <text:s/>* <text:s/>* <text:s/>* <text:s/>*</text:p>
      <text:p text:style-name="P13"><text:s text:c="3"/>* <text:s/>* <text:s/>* <text:s/>* <text:s/>* <text:s/>*</text:p>
      <text:list xml:id="list1785087469" text:continue-numbering="true" text:style-name="WWNum3">
        <text:list-item>
          <text:p text:style-name="P23">Напишите программу, которая определяет, является ли введенное число палиндромом? <text:s text:c="4"/>(Палиндром – число или текст, которые одинаково читаются слева направо и справа налево)</text:p>
        </text:list-item>
        <text:list-item>
          <text:p text:style-name="P28"><text:span text:style-name="T2">Вывести все простые числа в диапазоне от 2 до </text:span><text:span text:style-name="T3">n</text:span></text:p>
        </text:list-item>
        <text:list-item>
          <text:p text:style-name="P34"><text:span text:style-name="T2">Вывести все натуральные числа, <text:s/>квадрат которых </text:span><text:span text:style-name="T9">больше</text:span><text:span text:style-name="T2"> меньше заданного числа </text:span><text:span text:style-name="T3">n</text:span></text:p>
        </text:list-item>
        <text:list-item>
          <text:p text:style-name="P23">Вывести все делители числа</text:p>
        </text:list-item>
        <text:list-item>
          <text:p text:style-name="P23">Найти корень натурального числа с точностью до целого (рассмотреть переборный вариант, и метод бинарного поиска)</text:p>
        </text:list-item>
        <text:list-item>
          <text:p text:style-name="P23"><text:s/>Теорема Пифагора: вывести все прямоугольные треугольники, стороны которых – натуральные числа меньше 1000, посчитать их количество(по теореме Пифагора у прямоугольного треугольника сумма квадратов катетов равна квадрату гипотенузы). Подсказка: использовать полный перебор с трижды вложенными циклами.</text:p>
        </text:list-item>
        <text:list-item>
          <text:p text:style-name="P28"><text:span text:style-name="T2"><text:s/>Вычислить факториал числа </text:span><text:span text:style-name="T3">n</text:span><text:span text:style-name="T2">. </text:span><text:span text:style-name="T3">n</text:span><text:span text:style-name="T2">! = 1*2*…*</text:span><text:span text:style-name="T3">n</text:span><text:span text:style-name="T2">-1*</text:span><text:span text:style-name="T3">n</text:span><text:span text:style-name="T2">;</text:span></text:p>
        </text:list-item>
        <text:list-item>
          <text:p text:style-name="P28"><text:span text:style-name="T2"><text:s/>Вычислить среднее значение чисел, не являющихся простыми, в диапазоне от 1 до </text:span><text:span text:style-name="T3">n</text:span><text:span text:style-name="T2">.</text:span></text:p>
        </text:list-item>
        <text:list-item>
          <text:p text:style-name="P23">Посчитать сумму цифр заданного числа</text:p>
        </text:list-item>
        <text:list-item>
          <text:p text:style-name="P23">Вывести число, которое является зеркальным отображением последовательности цифр заданного числа, например, задано число 123, вывести 321.</text:p>
        </text:list-item>
        <text:list-item>
          <text:p text:style-name="P23"><text:s/>Вставить цифру в число не прибегая к строковым преобразованиям.</text:p>
        </text:list-item>
      </text:list>
      <text:p text:style-name="P5"/>
      <text:p text:style-name="P1"/>
      <text:p text:style-name="P1"/>
      <text:p text:style-name="P2">Одномерные массивы</text:p>
      <text:list xml:id="list1693825113" text:style-name="WWNum2">
        <text:list-item>
          <text:p text:style-name="P24">Найти минимальный элемент массива</text:p>
        </text:list-item>
        <text:list-item>
          <text:p text:style-name="P24">Найти индекс максимального элемента массива</text:p>
        </text:list-item>
        <text:list-item>
          <text:p text:style-name="P24">Посчитать сумму элементов массива с нечетными индексами</text:p>
        </text:list-item>
        <text:list-item>
          <text:p text:style-name="P24">Найти наиболее часто встречающееся значение</text:p>
        </text:list-item>
        <text:list-item>
          <text:p text:style-name="P24">Сделать реверс массива (массив в обратном направлении)</text:p>
        </text:list-item>
        <text:list-item>
          <text:p text:style-name="P24">Найти все элементы, которые меньше среднего значения</text:p>
        </text:list-item>
        <text:list-item>
          <text:p text:style-name="P24"><text:soft-page-break/>Обработать массив таким образом, чтобы сначала были элементы меньше среднего, потом больше </text:p>
        </text:list-item>
        <text:list-item>
          <text:p text:style-name="P24">Проверить <text:s/>является ли массив палиндромом?</text:p>
        </text:list-item>
        <text:list-item>
          <text:p text:style-name="P24">Посчитать количество нечетных элементов массива</text:p>
        </text:list-item>
        <text:list-item>
          <text:p text:style-name="P24">Найти все элементы массива, для которых делителем является хотя бы один из элементов массива.</text:p>
        </text:list-item>
        <text:list-item>
          <text:p text:style-name="P24">Поменять местами первую и вторую половину массива, например, для массива 1 2 3 4, результат 3 4 1 2</text:p>
        </text:list-item>
        <text:list-item>
          <text:p text:style-name="P24">Вывести элементы массива в следующем порядке: первый, последний, второй, предпоследний и т.д. <text:s/>Какие особые случаи необходимо обработать? <text:span text:style-name="T8">Нечётное количество элементов</text:span></text:p>
        </text:list-item>
        <text:list-item>
          <text:p text:style-name="P24">Вывести элементы массива в следующем порядке: <text:s/>первый, средний, второй, средний + 1 и т.д.</text:p>
        </text:list-item>
        <text:list-item>
          <text:p text:style-name="P24">Заполнить массив <text:s/>из 100 элементов числами по следующей формуле</text:p>
        </text:list-item>
      </text:list>
      <text:p text:style-name="P19"><text:bookmark-start text:name="__DdeLink__554_227363767"/><text:bookmark-start text:name="__DdeLink__556_227363767"/><text:span text:style-name="T3">Ai</text:span><text:span text:style-name="T2"> = (</text:span><text:span text:style-name="T3">Ai</text:span><text:span text:style-name="T2">-1*</text:span><text:span text:style-name="T3">d</text:span><text:span text:style-name="T2">)%</text:span><text:span text:style-name="T3">m</text:span><text:bookmark-end text:name="__DdeLink__554_227363767"/><text:bookmark-end text:name="__DdeLink__556_227363767"/></text:p>
      <text:p text:style-name="P19"><text:span text:style-name="T3">A</text:span><text:span text:style-name="T2">0,</text:span><text:span text:style-name="T3">d</text:span><text:span text:style-name="T2">,</text:span><text:span text:style-name="T3">m</text:span><text:span text:style-name="T2"> – произвольные константы</text:span></text:p>
      <text:list xml:id="list281745610" text:continue-numbering="true" text:style-name="WWNum2">
        <text:list-item>
          <text:p text:style-name="P24">Отсортировать массив (пузырьком, выбором, вставками) </text:p>
        </text:list-item>
        <text:list-item>
          <text:p text:style-name="P29"><text:span text:style-name="T2">Заполнить массив из 3*</text:span><text:span text:style-name="T3">n</text:span><text:span text:style-name="T2"> элементов числами от 1 до </text:span><text:span text:style-name="T3">n</text:span><text:span text:style-name="T2">. Создать массив из </text:span><text:span text:style-name="T3">n</text:span><text:span text:style-name="T2"> элементов, каждый из которых будет содержать количество вхождений (частоту) <text:s/>чисел от 1 до </text:span><text:span text:style-name="T3">n</text:span><text:span text:style-name="T2"> в исходном массиве.</text:span></text:p>
        </text:list-item>
      </text:list>
      <text:p text:style-name="P15"/>
      <text:p text:style-name="P6"/>
      <text:p text:style-name="P2">Функции</text:p>
      <text:list xml:id="list1714306298" text:style-name="WWNum5">
        <text:list-item>
          <text:p text:style-name="P30"><text:span text:style-name="T2">Написать функцию, которая будет возвращать номер четверти, в которой находится точка с координатами (</text:span><text:span text:style-name="T3">x</text:span><text:span text:style-name="T2">,</text:span><text:span text:style-name="T3">y</text:span><text:span text:style-name="T2">). (координаты – аргументы функции)</text:span></text:p>
        </text:list-item>
        <text:list-item>
          <text:p text:style-name="P30"><text:span text:style-name="T2">Написать функцию, которая возвращает факториал числа </text:span><text:span text:style-name="T3">N</text:span><text:span text:style-name="T2"> (аргумент функции)</text:span></text:p>
        </text:list-item>
        <text:list-item>
          <text:p text:style-name="P25">Написать функцию, которая возвращает строковое название дня недели по номеру дня.</text:p>
        </text:list-item>
        <text:list-item>
          <text:p text:style-name="P30"><text:span text:style-name="T2">Написать программу, которая выведет число </text:span><text:span text:style-name="T3">N</text:span><text:span text:style-name="T2"> (от 0 до 1000), написанное прописью.</text:span></text:p>
        </text:list-item>
        <text:list-item>
          <text:p text:style-name="P25">Написать функцию, которая находит расстояние между двумя точками в двумерном декартовом пространстве.</text:p>
        </text:list-item>
        <text:list-item>
          <text:p text:style-name="P30"><text:span text:style-name="T2">Написать функцию, которая возвратит строковое представление числа </text:span><text:span text:style-name="T3">N</text:span><text:span text:style-name="T2">(</text:span><text:span text:style-name="T3">dec</text:span><text:span text:style-name="T2">) в двоичном, шестнадцатеричном форматах.</text:span></text:p>
        </text:list-item>
        <text:list-item>
          <text:p text:style-name="P25">Написать, функцию, которая вернет число по строке с записью числа в двоичной форме. </text:p>
        </text:list-item>
      </text:list>
      <text:p text:style-name="P6"/>
      <text:p text:style-name="P1"/>
      <text:p text:style-name="P2">Рекурсия</text:p>
      <text:p text:style-name="P1"/>
      <text:list xml:id="list549714702" text:style-name="WWNum4">
        <text:list-item>
          <text:p text:style-name="P26">Написать функцию рекурсивного расчета факториала числа. </text:p>
        </text:list-item>
      </text:list>
      <text:p text:style-name="P14"><text:span text:style-name="T3">N</text:span><text:span text:style-name="T2">! = </text:span><text:span text:style-name="T3">N</text:span><text:span text:style-name="T2"> * (</text:span><text:span text:style-name="T3">N</text:span><text:span text:style-name="T2">-1)!</text:span></text:p>
      <text:list xml:id="list1271692597" text:continue-numbering="true" text:style-name="WWNum4">
        <text:list-item>
          <text:p text:style-name="P26"><text:soft-page-break/>Написать рекурсивную функцию расчета чисел Фибоначчи. Числа Фибоначчи рассчитываются по формуле:</text:p>
        </text:list-item>
      </text:list>
      <text:p text:style-name="P9"><text:span text:style-name="T3">F</text:span><text:span text:style-name="T2">(</text:span><text:span text:style-name="T3">i</text:span><text:span text:style-name="T2">) = </text:span><text:span text:style-name="T3">F</text:span><text:span text:style-name="T2">(</text:span><text:span text:style-name="T3">i</text:span><text:span text:style-name="T2">-1) + </text:span><text:span text:style-name="T3">F</text:span><text:span text:style-name="T2">(</text:span><text:span text:style-name="T3">i</text:span><text:span text:style-name="T2">-2), <text:s/></text:span><text:span text:style-name="T3">F</text:span><text:span text:style-name="T2">(0) = 1, </text:span><text:span text:style-name="T3">F</text:span><text:span text:style-name="T2">(1) = 1.</text:span></text:p>
      <text:p text:style-name="P8"><text:span text:style-name="T2">Построить диаграмму вызовов функции </text:span><text:span text:style-name="T3">F</text:span><text:span text:style-name="T2">.</text:span></text:p>
      <text:list xml:id="list1014387050" text:continue-numbering="true" text:style-name="WWNum4">
        <text:list-item>
          <text:p text:style-name="P31"><text:span text:style-name="T2">Написать рекурсивную функцию, которая вычисляет </text:span><text:span text:style-name="T3">a</text:span><text:span text:style-name="T2">^</text:span><text:span text:style-name="T3">n</text:span><text:span text:style-name="T2">, где </text:span><text:span text:style-name="T3">a</text:span><text:span text:style-name="T2">,</text:span><text:span text:style-name="T3">n</text:span><text:span text:style-name="T2"> – целые числа. (Подсказка: </text:span><text:span text:style-name="T3">a^2n = (a^n)^2)</text:span></text:p>
        </text:list-item>
        <text:list-item>
          <text:p text:style-name="P26">Написать программу, которая рекурсивно выведет сначала левую половину массива, затем правую. </text:p>
        </text:list-item>
      </text:list>
      <text:p text:style-name="P4">Например, есть массив 1 2 3 4 5 6 7 8 9 10, <text:s/>результат работы программы:</text:p>
      <text:p text:style-name="P4">1 2 3 4 5 6 7 8 9 0</text:p>
      <text:p text:style-name="P4">1 2 3 4 5 </text:p>
      <text:p text:style-name="P16"><text:tab/>1 2 3 </text:p>
      <text:p text:style-name="P16"><text:s text:c="7"/>1 2</text:p>
      <text:p text:style-name="P16"><text:s text:c="7"/>1</text:p>
      <text:p text:style-name="P16"><text:tab/>2</text:p>
      <text:p text:style-name="P16"><text:tab/>3</text:p>
      <text:p text:style-name="P16"><text:tab/>4 5</text:p>
      <text:p text:style-name="P16"><text:tab/>4</text:p>
      <text:p text:style-name="P16"><text:tab/>5</text:p>
      <text:p text:style-name="P16"><text:tab/>6 7 8 9 0</text:p>
      <text:p text:style-name="P16"><text:tab/>6 7 8</text:p>
      <text:p text:style-name="P16"><text:tab/>6 7 </text:p>
      <text:p text:style-name="P16"><text:tab/>6</text:p>
      <text:p text:style-name="P16"><text:tab/>7</text:p>
      <text:p text:style-name="P16"><text:tab/>8</text:p>
      <text:p text:style-name="P20">9 0</text:p>
      <text:p text:style-name="P20">9</text:p>
      <text:p text:style-name="P20">0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a" style:font-name="Calibri" fo:font-size="11pt" fo:language="en" fo:country="US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style:line-height-at-least="0.176cm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fo:font-size="11pt" style:font-size-asian="11pt" style:font-name-complex="Ari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2.499cm" fo:margin-right="1.499cm" style:writing-mode="lr-tb" style:layout-grid-color="#c0c0c0" style:layout-grid-lines="39" style:layout-grid-base-height="0.529cm" style:layout-grid-ruby-height="0.106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26T13:30:00</meta:creation-date>
    <meta:initial-creator>ptymosh</meta:initial-creator>
    <dc:creator>nau </dc:creator>
    <meta:print-date>2011-07-29T14:49:00</meta:print-date>
    <dc:date>2013-01-14T22:23:49</dc:date>
    <meta:editing-cycles>127</meta:editing-cycles>
    <meta:editing-duration>PT9H54M30S</meta:editing-duration>
    <meta:generator>LibreOffice/3.5$Linux_x86 LibreOffice_project/350m1$Build-2</meta:generator>
    <meta:document-statistic meta:table-count="1" meta:image-count="0" meta:object-count="0" meta:page-count="4" meta:paragraph-count="118" meta:word-count="846" meta:character-count="906" meta:non-whitespace-character-count="4477"/>
    <meta:template xlink:type="simple" xlink:actuate="onRequest" xlink:title="Normal.dotm" xlink:href=""/>
  </office:meta>
</office:document-meta>
</file>